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76cm" fo:min-width="0.226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98cm" fo:min-width="0.548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ffffff" draw:marker-start-width="0.279cm" draw:marker-end-width="0.279cm" svg:stroke-opacity="0%" draw:fill-color="#ffffff" draw:opacity="0%" draw:textarea-horizontal-align="justify" draw:textarea-vertical-align="middle" draw:auto-grow-height="false" fo:min-height="0.798cm" fo:min-width="0.44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0.798cm" fo:min-width="0.448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 style:writing-mode="lr-tb"/>
      <style:text-properties fo:color="#00a65d"/>
    </style:style>
    <style:style style:name="P5" style:family="paragraph">
      <loext:graphic-properties draw:fill-color="#ffffff" draw:opacity="0%"/>
      <style:paragraph-properties fo:text-align="center" style:writing-mode="lr-tb"/>
      <style:text-properties fo:color="#00a65d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ffffff" draw:opacity="0%"/>
      <style:paragraph-properties fo:text-align="center" style:writing-mode="lr-tb"/>
    </style:style>
    <style:style style:name="P8" style:family="paragraph">
      <loext:graphic-properties draw:fill-color="#ffffff" draw:opacity="0%"/>
      <style:paragraph-properties fo:text-align="center"/>
    </style:style>
    <style:style style:name="T1" style:family="text">
      <style:text-properties fo:color="#00a65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6.939cm" svg:y1="5.794cm" svg:x2="5.857cm" svg:y2="4.506cm">
          <text:p/>
        </draw:line>
        <draw:custom-shape draw:style-name="gr2" draw:text-style-name="P3" draw:layer="layout" svg:width="1.1cm" svg:height="1.1cm" svg:x="6.501cm" svg:y="5.696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8.198cm" svg:y1="2.296cm" svg:x2="5.698cm" svg:y2="3.696cm">
          <text:p/>
        </draw:line>
        <draw:line draw:style-name="gr3" draw:text-style-name="P1" draw:layer="layout" svg:x1="5.039cm" svg:y1="4.531cm" svg:x2="3.999cm" svg:y2="5.797cm">
          <text:p/>
        </draw:line>
        <draw:custom-shape draw:style-name="gr2" draw:text-style-name="P3" draw:layer="layout" svg:width="1.1cm" svg:height="1.1cm" svg:x="3.2cm" svg:y="5.698cm">
          <text:p text:style-name="P2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cm" svg:height="1.1cm" svg:x="8.098cm" svg:y="1.496cm">
          <text:p text:style-name="P2">4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101cm" svg:y1="2.297cm" svg:x2="11.601cm" svg:y2="3.697cm">
          <text:p/>
        </draw:line>
        <draw:custom-shape draw:style-name="gr4" draw:text-style-name="P3" draw:layer="layout" svg:width="1.1cm" svg:height="1.1cm" svg:x="11.3cm" svg:y="3.598cm">
          <text:p text:style-name="P2">18</text:p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line draw:style-name="gr3" draw:text-style-name="P1" draw:layer="layout" svg:x1="11.44cm" svg:y1="4.532cm" svg:x2="10.4cm" svg:y2="5.798cm">
          <text:p/>
        </draw:line>
        <draw:custom-shape draw:style-name="gr2" draw:text-style-name="P3" draw:layer="layout" svg:width="1.1cm" svg:height="1.1cm" svg:x="9.601cm" svg:y="5.699cm">
          <text:p text:style-name="P2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.16cm" svg:y1="6.629cm" svg:x2="5.2cm" svg:y2="7.895cm">
          <text:p/>
        </draw:line>
        <draw:custom-shape draw:style-name="gr4" draw:text-style-name="P3" draw:layer="layout" svg:width="1.1cm" svg:height="1.1cm" svg:x="4.899cm" svg:y="7.796cm">
          <text:p text:style-name="P2">13</text:p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line draw:style-name="gr3" draw:text-style-name="P1" draw:layer="layout" svg:x1="3.339cm" svg:y1="6.628cm" svg:x2="2.299cm" svg:y2="7.894cm">
          <text:p/>
        </draw:line>
        <draw:custom-shape draw:style-name="gr2" draw:text-style-name="P3" draw:layer="layout" svg:width="1.1cm" svg:height="1.1cm" svg:x="1.5cm" svg:y="7.795cm">
          <text:p text:style-name="P2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cm" svg:height="1.1cm" svg:x="4.899cm" svg:y="3.594cm">
          <text:p text:style-name="P2">2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34cm" svg:y1="5.795cm" svg:x2="12.258cm" svg:y2="4.507cm">
          <text:p/>
        </draw:line>
        <draw:custom-shape draw:style-name="gr2" draw:text-style-name="P3" draw:layer="layout" svg:width="1.1cm" svg:height="1.1cm" svg:x="12.902cm" svg:y="5.697cm">
          <text:p text:style-name="P2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cm" svg:height="1.1cm" svg:x="22cm" svg:y="2.8cm">
          <text:p text:style-name="P4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.1cm" svg:x="21cm" svg:y="2.8cm">
          <text:p text:style-name="P4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.1cm" svg:x="20cm" svg:y="2.8cm">
          <text:p text:style-name="P4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.1cm" svg:x="18cm" svg:y="2.8cm">
          <text:p text:style-name="P4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.1cm" svg:x="19cm" svg:y="2.8cm">
          <text:p text:style-name="P4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.1cm" svg:x="17cm" svg:y="2.8cm">
          <text:p text:style-name="P4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.1cm" svg:x="16cm" svg:y="2.8cm">
          <text:p text:style-name="P4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.1cm" svg:x="15cm" svg:y="2.8cm">
          <text:p text:style-name="P4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.1cm" svg:x="23cm" svg:y="2.8cm">
          <text:p text:style-name="P4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.1cm" svg:x="15cm" svg:y="3.9cm">
          <text:p text:style-name="P6">42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.1cm" svg:x="16cm" svg:y="3.9cm">
          <text:p text:style-name="P6">29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.1cm" svg:x="17cm" svg:y="3.9cm">
          <text:p text:style-name="P6">18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.1cm" svg:x="18cm" svg:y="3.9cm">
          <text:p text:style-name="P6">14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.1cm" svg:x="19cm" svg:y="3.9cm">
          <text:p text:style-name="P6">7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.1cm" svg:x="20cm" svg:y="3.9cm">
          <text:p text:style-name="P6">18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cm" svg:height="1.1cm" svg:x="21cm" svg:y="3.9cm">
          <text:p text:style-name="P2">12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cm" svg:height="1.1cm" svg:x="22cm" svg:y="3.9cm">
          <text:p text:style-name="P2">11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cm" svg:height="1.1cm" svg:x="23cm" svg:y="3.9cm">
          <text:p text:style-name="P2">13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.1cm" svg:x="9cm" svg:y="1.1cm">
          <text:p text:style-name="P4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.1cm" svg:x="12cm" svg:y="2.7cm">
          <text:p text:style-name="P4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.1cm" svg:x="13.5cm" svg:y="4.8cm">
          <text:p text:style-name="P4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.1cm" svg:x="9.4cm" svg:y="4.7cm">
          <text:p text:style-name="P4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.1cm" svg:x="4.3cm" svg:y="2.8cm">
          <text:p text:style-name="P4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.1cm" svg:x="2.8cm" svg:y="4.8cm">
          <text:p text:style-name="P4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.1cm" svg:x="7.1cm" svg:y="4.8cm">
          <text:p text:style-name="P4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.1cm" svg:x="5.6cm" svg:y="7cm">
          <text:p text:style-name="P4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.1cm" svg:x="1.2cm" svg:y="6.9cm">
          <text:p text:style-name="P4"><text:span text:style-name="T1">8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24T10:45:45.488000000</meta:creation-date>
    <dc:date>2021-11-24T13:05:00.669000000</dc:date>
    <meta:editing-duration>PT1H18M15S</meta:editing-duration>
    <meta:editing-cycles>93</meta:editing-cycles>
    <meta:generator>LibreOffice/5.4.3.2$Windows_X86_64 LibreOffice_project/92a7159f7e4af62137622921e809f8546db437e5</meta:generator>
    <meta:document-statistic meta:object-count="44"/>
  </office:meta>
</office:document-meta>
</file>